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End</text:h>
                    <text:list>
                        <text:list-item>
                            <text:h text:style-name="Heading_20_2" text:outline-level="2">Description</text:h>
                        </text:list-item>
                    </text:list>
                </text:list-item>
            </text:list>

            <text:p text:style-name="Standard"><text:span>Stops a running python script.</text:span></text:p><text:p text:style-name="Standard"/>

            
                <text:list xml:id="list_PythonEnd2" text:continue-numbering="true" text:continue-list="list_Python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End5"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ext:span><text:span text:style-name="T1">PythonRun</text:span><text:span> actions, and is used to determine which script we want to stop, since multiple scripts can be execu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End6" text:continue-numbering="true" text:continue-list="list_PythonEnd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End7" text:continue-numbering="true" text:continue-list="list_PythonEnd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ythonEnd8" text:continue-numbering="true" text:continue-list="list_PythonEnd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ythonEnd9" text:continue-numbering="true" text:continue-list="list_PythonEnd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End10" text:continue-numbering="true" text:continue-list="list_PythonEn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PythonEnd3" text:continue-numbering="true" text:continue-list="list_PythonEnd2" text:style-name="Outline">
                    <text:list-item>
                        <text:list>
                            <text:list-item>
                                <text:h text:style-name="Heading_20_2" text:outline-level="2">Inputs</text:h>
                            </text:list-item>
                        </text:list>
                    </text:list-item>
                </text:list>

                
                            <text:list xml:id="list_PythonEnd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PythonEnd12"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text:p text:style-name="Standard"/>

            
                <text:list xml:id="list_PythonEnd4" text:continue-numbering="true" text:continue-list="list_PythonEnd3" text:style-name="Outline">
                    <text:list-item>
                        <text:list>
                            <text:list-item>
                                <text:h text:style-name="Heading_20_2" text:outline-level="2">Outputs</text:h>
                            </text:list-item>
                        </text:list>
                    </text:list-item>
                </text:list>

                
                            <text:list xml:id="list_PythonEn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